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Standard">
      <style:paragraph-properties fo:margin-top="0in" fo:margin-bottom="0in" fo:line-height="100%"/>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thers Day draft</text:p>
      <text:p text:style-name="P1"/>
      <text:p text:style-name="P2"><text:span text:style-name="T1">Read:</text:span><text:span text:style-name="T2"> </text:span></text:p>
      <text:p text:style-name="P3"/>
      <text:p text:style-name="P3"/>
      <text:p text:style-name="P4"><text:span text:style-name="T1">Text:</text:span><text:span text:style-name="T2"> </text:span></text:p>
      <text:p text:style-name="P5"/>
      <text:h text:style-name="P4" text:outline-level="3"><text:span text:style-name="T1">Introduction:</text:span><text:span text:style-name="T2"> Why does God seem to put men over women? or Why do women need to submit to men? Perhaps it is because God often chooses to elevate the weak over the strong. He choose a lesser people (the Jews) over a much stronger/larger people (the Greeks or Romans). <text:s/>Science has established that men and women are equal on the cerebral level however women are far more consistent in connecting the cerebral with the emotional. Men tend to run from any emotional attachment with hard truth. Women usually face it head on. In reality women are far ahead of most men and perhaps that is why God has placed them in a position to influence both their husbands and children as a submissive leader. </text:span></text:h>
      <text:p text:style-name="P6"/>
      <text:p text:style-name="P6">The greatest truth on which the Gospel hangs is the Resurrection. (If Christ be not raised...) Why would a God who thought that women were less than men choose women to be the first to proclaim the resurrection of Christ?</text:p>
      <text:p text:style-name="P6"/>
      <text:p text:style-name="P6">Jesus met a broken woman at the well of Samaria and transformed her into the first evangelist to Samaria.</text:p>
      <text:p text:style-name="P6"/>
      <text:p text:style-name="P6">Ravi's Mother sits by the bed of his dying brother after days of waiting for him to die...anyone who things that's weak and lesser doesn't understand a God who has made us equal with differing ministry gifts.</text:p>
      <text:p text:style-name="P6"/>
      <text:p text:style-name="P6">Manasseh's Mother vs Josiah's Mother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9-02-28T10:38:37.96</dc:date>
    <meta:editing-duration>PT14M59S</meta:editing-duration>
    <meta:generator>OpenOffice/4.1.3$Win32 OpenOffice.org_project/413m1$Build-9783</meta:generator>
    <meta:document-statistic meta:table-count="0" meta:image-count="0" meta:object-count="0" meta:page-count="1" meta:paragraph-count="8" meta:word-count="230" meta:character-count="12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